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18ef4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903cm" svg:height="3cm" svg:x="3.4cm" svg:y="14.298cm">
          <text:p text:style-name="P1">Servlet</text:p>
          <text:p text:style-name="P1">Provide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3cm" svg:x="18.5cm" svg:y="9.8cm">
          <text:p text:style-name="P1">WAB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263cm" svg:height="3.001cm" svg:x="16.2cm" svg:y="14.4cm">
          <draw:text-box>
            <text:p text:style-name="P2">Key:<text:line-break/></text:p>
            <text:p text:style-name="P2"><text:s text:c="7"/>Package Dependency</text:p>
            <text:p text:style-name="P2"><text:s text:c="5"/></text:p>
            <text:p text:style-name="P2"><text:s text:c="7"/>Contract Dependency</text:p>
          </draw:text-box>
        </draw:frame>
        <draw:custom-shape draw:style-name="gr3" draw:text-style-name="P1" draw:layer="layout" svg:width="0.8cm" svg:height="0.8cm" svg:x="10.00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8cm" svg:height="0.8cm" svg:x="15.296cm" svg:y="12.5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8cm" svg:height="0.8cm" svg:x="16.295cm" svg:y="16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6cm" svg:x="16.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15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10.103cm" svg:y="1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03cm" svg:y1="16.8cm" svg:x2="10.005cm" svg:y2="17.4cm">
          <text:p/>
        </draw:line>
        <draw:line draw:style-name="gr5" draw:text-style-name="P1" draw:layer="layout" svg:x1="7.303cm" svg:y1="14.6cm" svg:x2="10.103cm" svg:y2="14.4cm">
          <text:p/>
        </draw:line>
        <draw:line draw:style-name="gr5" draw:text-style-name="P1" draw:layer="layout" svg:x1="16cm" svg:y1="9.8cm" svg:x2="18.5cm" svg:y2="10.2cm">
          <text:p/>
        </draw:line>
        <draw:line draw:style-name="gr5" draw:text-style-name="P1" draw:layer="layout" svg:x1="16.096cm" svg:y1="13cm" svg:x2="18.5cm" svg:y2="12.4cm">
          <text:p/>
        </draw:line>
        <draw:frame draw:style-name="gr2" draw:text-style-name="P3" draw:layer="layout" svg:width="3.677cm" svg:height="0.725cm" svg:x="8.42cm" svg:y="13.399cm">
          <draw:text-box>
            <text:p text:style-name="P3">javax.servlet.http</text:p>
          </draw:text-box>
        </draw:frame>
        <draw:frame draw:style-name="gr2" draw:text-style-name="P3" draw:layer="layout" svg:width="3.677cm" svg:height="0.725cm" svg:x="13.815cm" svg:y="8.7cm">
          <draw:text-box>
            <text:p text:style-name="P3">javax.servlet.http</text:p>
          </draw:text-box>
        </draw:frame>
        <draw:frame draw:style-name="gr2" draw:text-style-name="P3" draw:layer="layout" svg:width="4.795cm" svg:height="0.725cm" svg:x="7.8cm" svg:y="16.099cm">
          <draw:text-box>
            <text:p text:style-name="P3">JavaServlet; version=4</text:p>
          </draw:text-box>
        </draw:frame>
        <draw:frame draw:style-name="gr2" draw:text-style-name="P3" draw:layer="layout" svg:width="4.795cm" svg:height="0.725cm" svg:x="13.2cm" svg:y="11.8cm">
          <draw:text-box>
            <text:p text:style-name="P3">JavaServlet; version=3</text:p>
          </draw:text-box>
        </draw:frame>
        <draw:custom-shape draw:style-name="gr1" draw:text-style-name="P1" draw:layer="layout" svg:width="3.903cm" svg:height="3cm" svg:x="3.399cm" svg:y="9.099cm">
          <text:p text:style-name="P1">Servlet</text:p>
          <text:p text:style-name="P1">Provid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10.004cm" svg:y="11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6cm" svg:x="10.102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02cm" svg:y1="11.601cm" svg:x2="10.004cm" svg:y2="12.201cm">
          <text:p/>
        </draw:line>
        <draw:line draw:style-name="gr5" draw:text-style-name="P1" draw:layer="layout" svg:x1="7.302cm" svg:y1="9.401cm" svg:x2="10.102cm" svg:y2="9.201cm">
          <text:p/>
        </draw:line>
        <draw:frame draw:style-name="gr2" draw:text-style-name="P3" draw:layer="layout" svg:width="3.677cm" svg:height="0.725cm" svg:x="8.419cm" svg:y="8.2cm">
          <draw:text-box>
            <text:p text:style-name="P3">javax.servlet.http</text:p>
          </draw:text-box>
        </draw:frame>
        <draw:frame draw:style-name="gr2" draw:text-style-name="P3" draw:layer="layout" svg:width="5.15cm" svg:height="1.199cm" svg:x="7.799cm" svg:y="10.4cm">
          <draw:text-box>
            <text:p text:style-name="P3">JavaServlet; version=2.5</text:p>
            <text:p text:style-name="P3">JavaServlet; version=3</text:p>
          </draw:text-box>
        </draw:frame>
        <draw:custom-shape draw:style-name="gr1" draw:text-style-name="P1" draw:layer="layout" svg:width="3.903cm" svg:height="3cm" svg:x="3.398cm" svg:y="3.8cm">
          <text:p text:style-name="P1">Servlet</text:p>
          <text:p text:style-name="P1">Provid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10.003cm" svg:y="6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6cm" svg:x="10.10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01cm" svg:y1="6.302cm" svg:x2="10.003cm" svg:y2="6.902cm">
          <text:p/>
        </draw:line>
        <draw:line draw:style-name="gr5" draw:text-style-name="P1" draw:layer="layout" svg:x1="7.301cm" svg:y1="4.102cm" svg:x2="10.101cm" svg:y2="3.902cm">
          <text:p/>
        </draw:line>
        <draw:frame draw:style-name="gr2" draw:text-style-name="P3" draw:layer="layout" svg:width="3.677cm" svg:height="0.725cm" svg:x="8.418cm" svg:y="2.901cm">
          <draw:text-box>
            <text:p text:style-name="P3">javax.servlet.http</text:p>
          </draw:text-box>
        </draw:frame>
        <draw:frame draw:style-name="gr2" draw:text-style-name="P3" draw:layer="layout" svg:width="5.15cm" svg:height="0.725cm" svg:x="7.798cm" svg:y="5.601cm">
          <draw:text-box>
            <text:p text:style-name="P3">JavaServlet; version=2.5</text:p>
          </draw:text-box>
        </draw:frame>
        <draw:custom-shape draw:style-name="gr1" draw:text-style-name="P1" draw:layer="layout" svg:width="3.7cm" svg:height="3cm" svg:x="18.5cm" svg:y="4.2cm">
          <text:p text:style-name="P1">WAB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15.296cm" svg:y="6.9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6cm" svg:x="15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cm" svg:y1="4.2cm" svg:x2="18.5cm" svg:y2="4.6cm">
          <text:p/>
        </draw:line>
        <draw:line draw:style-name="gr5" draw:text-style-name="P1" draw:layer="layout" svg:x1="16.096cm" svg:y1="7.4cm" svg:x2="18.5cm" svg:y2="6.8cm">
          <text:p/>
        </draw:line>
        <draw:frame draw:style-name="gr2" draw:text-style-name="P3" draw:layer="layout" svg:width="3.677cm" svg:height="0.725cm" svg:x="13.815cm" svg:y="3.1cm">
          <draw:text-box>
            <text:p text:style-name="P3">javax.servlet.http</text:p>
          </draw:text-box>
        </draw:frame>
        <draw:frame draw:style-name="gr2" draw:text-style-name="P3" draw:layer="layout" svg:width="5.15cm" svg:height="0.725cm" svg:x="13.2cm" svg:y="6.2cm">
          <draw:text-box>
            <text:p text:style-name="P3">JavaServlet; version=2.5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4T16:49:10.73</meta:creation-date>
    <meta:editing-duration>P0D</meta:editing-duration>
    <meta:editing-cycles>1</meta:editing-cycles>
    <meta:document-statistic meta:object-count="61"/>
    <meta:generator>OpenOffice.org/3.4.1$Win32 OpenOffice.org_project/341m1$Build-9593</meta:generator>
  </office:meta>
</office:document-meta>
</file>